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5" style:family="table-cell" style:parent-style-name="Default" style:data-style-name="N118"/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8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/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solid" draw:fill-color="#cbbebe" draw:auto-grow-height="true" fo:min-height="7.424cm" draw:shadow="visible" draw:shadow-offset-x="0.1cm" draw:shadow-offset-y="0.1cm" draw:shadow-opacity="50%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bbeb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2" table:style-name="ta1">
        <table:shapes>
          <draw:frame draw:z-index="0" draw:style-name="gr1" draw:text-style-name="P1" svg:width="15.999cm" svg:height="8.999cm" svg:x="0.257cm" svg:y="8.128cm">
            <draw:object draw:notify-on-update-of-ranges="dados2.B2:dados2.B5 dados2.A2:dados2.A2 dados2.K2:dados2.K5 dados2.A6:dados2.A6 dados2.K6:dados2.K9 dados2.A10:dados2.A10 dados2.K10:dados2.K13 dados2.A14:dados2.A14 dados2.K14:dados2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76cm" svg:y="8.167cm">
            <draw:object draw:notify-on-update-of-ranges="dados2.B3:dados2.B5 dados2.A2:dados2.A2 dados2.N3:dados2.N5 dados2.A6:dados2.A6 dados2.N7:dados2.N9 dados2.A10:dados2.A10 dados2.N11:dados2.N13 dados2.A14:dados2.A14 dados2.N15:dados2.N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2.904cm" svg:y="8.184cm">
            <draw:object draw:notify-on-update-of-ranges="dados2.B3:dados2.B5 dados2.A2:dados2.A2 dados2.O3:dados2.O5 dados2.A6:dados2.A6 dados2.O7:dados2.O9 dados2.A10:dados2.A10 dados2.O11:dados2.O13 dados2.A14:dados2.A14 dados2.O15:dados2.O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Quadro de texto 1" draw:style-name="gr2" draw:text-style-name="P3" svg:width="12.501cm" svg:height="7.424cm" svg:x="33.833cm" svg:y="0.377cm">
            <draw:text-box draw:corner-radius="0.5cm">
              <text:p text:style-name="P2"><text:span text:style-name="T1">Análise de Desempenho</text:span></text:p>
              <text:p/>
              <text:p><text:tab/>Analisando os dados e resultados obtidos pela execução do código do cálculo de PI paralelo é possível notar que:</text:p>
              <text:p><text:tab/>Quanto mais aumentou o número de iterações, melhor foi o resultado de tempo para um número maior de threads, o que é esperado.</text:p>
              <text:p>Porém, também é possível notar que o SpeedUp foi muito melhor para 4 threads do que para 8, e a eficiência também.</text:p>
              <text:p><text:tab/>Isso pode ser explicado por conta da Métrica de Karp-Flat, que pelos resultados obtidos, mostra que o valor estava aumentando <text:s/>quando aumentou o número de threads. Isso mostra que está ocorrendo <text:tab/>Overheading Paralelo.</text:p>
              <text:p><text:tab/>Isso ocorre por conta do acesso à variável <text:span text:style-name="T2">soma</text:span><text:span text:style-name="T3">, que é modificada por todas as threads. Por conta disso é necessário um controle de acesso, que atrasa a execução do código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2"/>
        <table:table-column table:style-name="co4" table:number-columns-repeated="3" table:default-cell-style-name="ce5"/>
        <table:table-column table:style-name="co5" table:default-cell-style-name="ce9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umThreads</text:p>
          </table:table-cell>
          <table:table-cell table:style-name="ce3" office:value-type="string" calcext:value-type="string">
            <text:p>tempo1</text:p>
          </table:table-cell>
          <table:table-cell table:style-name="ce3" office:value-type="string" calcext:value-type="string">
            <text:p>tempo2</text:p>
          </table:table-cell>
          <table:table-cell table:style-name="ce3" office:value-type="string" calcext:value-type="string">
            <text:p>tempo3</text:p>
          </table:table-cell>
          <table:table-cell table:style-name="ce3" office:value-type="string" calcext:value-type="string">
            <text:p>tempo4</text:p>
          </table:table-cell>
          <table:table-cell table:style-name="ce3" office:value-type="string" calcext:value-type="string">
            <text:p>tempo5</text:p>
          </table:table-cell>
          <table:table-cell table:style-name="ce3" office:value-type="string" calcext:value-type="string">
            <text:p>tempo6</text:p>
          </table:table-cell>
          <table:table-cell table:style-name="ce3" office:value-type="string" calcext:value-type="string">
            <text:p>tempo7</text:p>
          </table:table-cell>
          <table:table-cell table:style-name="ce3" office:value-type="string" calcext:value-type="string">
            <text:p>tempo8</text:p>
          </table:table-cell>
          <table:table-cell table:style-name="ce3" office:value-type="string" calcext:value-type="string">
            <text:p>tempo9</text:p>
          </table:table-cell>
          <table:table-cell table:style-name="ce3" office:value-type="string" calcext:value-type="string">
            <text:p>tempo10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ência</text:p>
          </table:table-cell>
          <table:table-cell table:style-name="ce3" office:value-type="string" calcext:value-type="string">
            <text:p>Métrica de Karp-Fla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007" calcext:value-type="float">
            <text:p>0,000007</text:p>
          </table:table-cell>
          <table:table-cell table:number-columns-repeated="2" office:value-type="float" office:value="0.000006" calcext:value-type="float">
            <text:p>0,000006</text:p>
          </table:table-cell>
          <table:table-cell table:number-columns-repeated="2" office:value-type="float" office:value="0.000007" calcext:value-type="float">
            <text:p>0,000007</text:p>
          </table:table-cell>
          <table:table-cell office:value-type="float" office:value="0.000006" calcext:value-type="float">
            <text:p>0,000006</text:p>
          </table:table-cell>
          <table:table-cell table:formula="of:=AVERAGE([.C2:.L2])" office:value-type="float" office:value="0.0000068" calcext:value-type="float">
            <text:p>0,0000068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07" calcext:value-type="float">
            <text:p>0,000070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25" calcext:value-type="float">
            <text:p>0,000125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" calcext:value-type="float">
            <text:p>0,000060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53" calcext:value-type="float">
            <text:p>0,000053</text:p>
          </table:table-cell>
          <table:table-cell table:formula="of:=AVERAGE([.C3:.L3])" office:value-type="float" office:value="0.0000674" calcext:value-type="float">
            <text:p>0,0000674</text:p>
          </table:table-cell>
          <table:table-cell table:formula="of:=[.M2]/[.M3]" office:value-type="float" office:value="0.100890207715134" calcext:value-type="float">
            <text:p>0,1008902</text:p>
          </table:table-cell>
          <table:table-cell table:style-name="ce7" table:formula="of:=[.N3]/[.B3]" office:value-type="float" office:value="0.0504451038575668" calcext:value-type="float">
            <text:p>0,0504451</text:p>
          </table:table-cell>
          <table:table-cell table:formula="of:=((1/[.N3])-(1/[.B3]))/(1-(1/[.B3]))" office:value-type="float" office:value="18.8235294117647" calcext:value-type="float">
            <text:p>18,823529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1" calcext:value-type="float">
            <text:p>0,000100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99" calcext:value-type="float">
            <text:p>0,000099</text:p>
          </table:table-cell>
          <table:table-cell table:formula="of:=AVERAGE([.C4:.L4])" office:value-type="float" office:value="0.0000971" calcext:value-type="float">
            <text:p>0,0000971</text:p>
          </table:table-cell>
          <table:table-cell table:formula="of:=[.M2]/[.M4]" office:value-type="float" office:value="0.0700308959835222" calcext:value-type="float">
            <text:p>0,0700309</text:p>
          </table:table-cell>
          <table:table-cell table:formula="of:=[.N4]/[.B4]" office:value-type="float" office:value="0.0175077239958805" calcext:value-type="float">
            <text:p>0,0175077</text:p>
          </table:table-cell>
          <table:table-cell table:formula="of:=((1/[.N4])-(1/[.B4]))/(1-(1/[.B4]))" office:value-type="float" office:value="18.7058823529412" calcext:value-type="float">
            <text:p>18,705882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00137" calcext:value-type="float">
            <text:p>0,000137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16" calcext:value-type="float">
            <text:p>0,000160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4" calcext:value-type="float">
            <text:p>0,000140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0.001918" calcext:value-type="float">
            <text:p>0,001918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37" calcext:value-type="float">
            <text:p>0,000137</text:p>
          </table:table-cell>
          <table:table-cell table:formula="of:=AVERAGE([.C5:.L5])" office:value-type="float" office:value="0.000677" calcext:value-type="float">
            <text:p>0,0006770</text:p>
          </table:table-cell>
          <table:table-cell table:formula="of:=[.M2]/[.M5]" office:value-type="float" office:value="0.0100443131462334" calcext:value-type="float">
            <text:p>0,0100443</text:p>
          </table:table-cell>
          <table:table-cell table:formula="of:=[.N5]/[.B5]" office:value-type="float" office:value="0.00125553914327917" calcext:value-type="float">
            <text:p>0,0012555</text:p>
          </table:table-cell>
          <table:table-cell table:formula="of:=((1/[.N5])-(1/[.B5]))/(1-(1/[.B5]))" office:value-type="float" office:value="113.638655462185" calcext:value-type="float">
            <text:p>113,638655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28" calcext:value-type="float">
            <text:p>0,000028</text:p>
          </table:table-cell>
          <table:table-cell office:value-type="float" office:value="0.000029" calcext:value-type="float">
            <text:p>0,000029</text:p>
          </table:table-cell>
          <table:table-cell table:number-columns-repeated="4" office:value-type="float" office:value="0.000028" calcext:value-type="float">
            <text:p>0,00002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9" calcext:value-type="float">
            <text:p>0,000029</text:p>
          </table:table-cell>
          <table:table-cell table:formula="of:=AVERAGE([.C6:.L6])" office:value-type="float" office:value="0.0000283" calcext:value-type="float">
            <text:p>0,0000283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7" calcext:value-type="float">
            <text:p>0,000067</text:p>
          </table:table-cell>
          <table:table-cell table:formula="of:=AVERAGE([.C7:.L7])" office:value-type="float" office:value="0.0000724" calcext:value-type="float">
            <text:p>0,0000724</text:p>
          </table:table-cell>
          <table:table-cell table:formula="of:=[.M6]/[.M7]" office:value-type="float" office:value="0.390883977900553" calcext:value-type="float">
            <text:p>0,3908840</text:p>
          </table:table-cell>
          <table:table-cell table:formula="of:=[.N7]/[.B7]" office:value-type="float" office:value="0.195441988950276" calcext:value-type="float">
            <text:p>0,1954420</text:p>
          </table:table-cell>
          <table:table-cell table:formula="of:=((1/[.N7])-(1/[.B7]))/(1-(1/[.B7]))" office:value-type="float" office:value="4.11660777385159" calcext:value-type="float">
            <text:p>4,116607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109" calcext:value-type="float">
            <text:p>0,000109</text:p>
          </table:table-cell>
          <table:table-cell table:formula="of:=AVERAGE([.C8:.L8])" office:value-type="float" office:value="0.0000931" calcext:value-type="float">
            <text:p>0,0000931</text:p>
          </table:table-cell>
          <table:table-cell table:formula="of:=[.M6]/[.M8]" office:value-type="float" office:value="0.303974221267454" calcext:value-type="float">
            <text:p>0,3039742</text:p>
          </table:table-cell>
          <table:table-cell table:formula="of:=[.N8]/[.B8]" office:value-type="float" office:value="0.0759935553168636" calcext:value-type="float">
            <text:p>0,0759936</text:p>
          </table:table-cell>
          <table:table-cell table:formula="of:=((1/[.N8])-(1/[.B8]))/(1-(1/[.B8]))" office:value-type="float" office:value="4.05300353356891" calcext:value-type="float">
            <text:p>4,053003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015" calcext:value-type="float">
            <text:p>0,000150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0.00015" calcext:value-type="float">
            <text:p>0,000150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44" calcext:value-type="float">
            <text:p>0,000144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6" calcext:value-type="float">
            <text:p>0,000160</text:p>
          </table:table-cell>
          <table:table-cell office:value-type="float" office:value="0.000144" calcext:value-type="float">
            <text:p>0,000144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1" calcext:value-type="float">
            <text:p>0,000141</text:p>
          </table:table-cell>
          <table:table-cell table:formula="of:=AVERAGE([.C9:.L9])" office:value-type="float" office:value="0.0001473" calcext:value-type="float">
            <text:p>0,0001473</text:p>
          </table:table-cell>
          <table:table-cell table:formula="of:=[.M6]/[.M9]" office:value-type="float" office:value="0.192124915139172" calcext:value-type="float">
            <text:p>0,1921249</text:p>
          </table:table-cell>
          <table:table-cell table:formula="of:=[.N9]/[.B9]" office:value-type="float" office:value="0.0240156143923965" calcext:value-type="float">
            <text:p>0,0240156</text:p>
          </table:table-cell>
          <table:table-cell table:formula="of:=((1/[.N9])-(1/[.B9]))/(1-(1/[.B9]))" office:value-type="float" office:value="5.80565371024735" calcext:value-type="float">
            <text:p>5,805653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0.000241" calcext:value-type="float">
            <text:p>0,000241</text:p>
          </table:table-cell>
          <table:table-cell table:number-columns-repeated="2" office:value-type="float" office:value="0.000242" calcext:value-type="float">
            <text:p>0,000242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0.000219" calcext:value-type="float">
            <text:p>0,000219</text:p>
          </table:table-cell>
          <table:table-cell table:formula="of:=AVERAGE([.C10:.L10])" office:value-type="float" office:value="0.0002418" calcext:value-type="float">
            <text:p>0,0002418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0.00018" calcext:value-type="float">
            <text:p>0,000180</text:p>
          </table:table-cell>
          <table:table-cell office:value-type="float" office:value="0.000171" calcext:value-type="float">
            <text:p>0,000171</text:p>
          </table:table-cell>
          <table:table-cell table:number-columns-repeated="2" office:value-type="float" office:value="0.000172" calcext:value-type="float">
            <text:p>0,000172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74" calcext:value-type="float">
            <text:p>0,000174</text:p>
          </table:table-cell>
          <table:table-cell table:formula="of:=AVERAGE([.C11:.L11])" office:value-type="float" office:value="0.0001684" calcext:value-type="float">
            <text:p>0,0001684</text:p>
          </table:table-cell>
          <table:table-cell table:formula="of:=[.M10]/[.M11]" office:value-type="float" office:value="1.43586698337292" calcext:value-type="float">
            <text:p>1,4358670</text:p>
          </table:table-cell>
          <table:table-cell table:formula="of:=[.N11]/[.B11]" office:value-type="float" office:value="0.717933491686461" calcext:value-type="float">
            <text:p>0,7179335</text:p>
          </table:table-cell>
          <table:table-cell table:formula="of:=((1/[.N11])-(1/[.B11]))/(1-(1/[.B11]))" office:value-type="float" office:value="0.392886683209264" calcext:value-type="float">
            <text:p>0,392886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" calcext:value-type="float">
            <text:p>0,000160</text:p>
          </table:table-cell>
          <table:table-cell office:value-type="float" office:value="0.000162" calcext:value-type="float">
            <text:p>0,000162</text:p>
          </table:table-cell>
          <table:table-cell table:formula="of:=AVERAGE([.C12:.L12])" office:value-type="float" office:value="0.0001575" calcext:value-type="float">
            <text:p>0,0001575</text:p>
          </table:table-cell>
          <table:table-cell table:formula="of:=[.M10]/[.M12]" office:value-type="float" office:value="1.5352380952381" calcext:value-type="float">
            <text:p>1,5352381</text:p>
          </table:table-cell>
          <table:table-cell table:formula="of:=[.N12]/[.B12]" office:value-type="float" office:value="0.383809523809524" calcext:value-type="float">
            <text:p>0,3838095</text:p>
          </table:table-cell>
          <table:table-cell table:formula="of:=((1/[.N12])-(1/[.B12]))/(1-(1/[.B12]))" office:value-type="float" office:value="0.535153019023987" calcext:value-type="float">
            <text:p>0,535153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19" calcext:value-type="float">
            <text:p>0,000190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206" calcext:value-type="float">
            <text:p>0,000206</text:p>
          </table:table-cell>
          <table:table-cell table:formula="of:=AVERAGE([.C13:.L13])" office:value-type="float" office:value="0.0001986" calcext:value-type="float">
            <text:p>0,0001986</text:p>
          </table:table-cell>
          <table:table-cell table:formula="of:=[.M10]/[.M13]" office:value-type="float" office:value="1.21752265861027" calcext:value-type="float">
            <text:p>1,2175227</text:p>
          </table:table-cell>
          <table:table-cell table:formula="of:=[.N13]/[.B13]" office:value-type="float" office:value="0.152190332326284" calcext:value-type="float">
            <text:p>0,1521903</text:p>
          </table:table-cell>
          <table:table-cell table:formula="of:=((1/[.N13])-(1/[.B13]))/(1-(1/[.B13]))" office:value-type="float" office:value="0.795817086139667" calcext:value-type="float">
            <text:p>0,795817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0.002419" calcext:value-type="float">
            <text:p>0,002419</text:p>
          </table:table-cell>
          <table:table-cell office:value-type="float" office:value="0.002412" calcext:value-type="float">
            <text:p>0,002412</text:p>
          </table:table-cell>
          <table:table-cell office:value-type="float" office:value="0.002385" calcext:value-type="float">
            <text:p>0,002385</text:p>
          </table:table-cell>
          <table:table-cell office:value-type="float" office:value="0.002428" calcext:value-type="float">
            <text:p>0,002428</text:p>
          </table:table-cell>
          <table:table-cell office:value-type="float" office:value="0.002198" calcext:value-type="float">
            <text:p>0,002198</text:p>
          </table:table-cell>
          <table:table-cell office:value-type="float" office:value="0.002234" calcext:value-type="float">
            <text:p>0,002234</text:p>
          </table:table-cell>
          <table:table-cell office:value-type="float" office:value="0.002307" calcext:value-type="float">
            <text:p>0,002307</text:p>
          </table:table-cell>
          <table:table-cell office:value-type="float" office:value="0.002531" calcext:value-type="float">
            <text:p>0,002531</text:p>
          </table:table-cell>
          <table:table-cell office:value-type="float" office:value="0.002566" calcext:value-type="float">
            <text:p>0,002566</text:p>
          </table:table-cell>
          <table:table-cell office:value-type="float" office:value="0.002379" calcext:value-type="float">
            <text:p>0,002379</text:p>
          </table:table-cell>
          <table:table-cell table:formula="of:=AVERAGE([.C14:.L14])" office:value-type="float" office:value="0.0023859" calcext:value-type="float">
            <text:p>0,0023859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0.001161" calcext:value-type="float">
            <text:p>0,001161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365" calcext:value-type="float">
            <text:p>0,001365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0.001296" calcext:value-type="float">
            <text:p>0,001296</text:p>
          </table:table-cell>
          <table:table-cell office:value-type="float" office:value="0.001205" calcext:value-type="float">
            <text:p>0,001205</text:p>
          </table:table-cell>
          <table:table-cell office:value-type="float" office:value="0.001168" calcext:value-type="float">
            <text:p>0,001168</text:p>
          </table:table-cell>
          <table:table-cell office:value-type="float" office:value="0.001264" calcext:value-type="float">
            <text:p>0,001264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163" calcext:value-type="float">
            <text:p>0,001163</text:p>
          </table:table-cell>
          <table:table-cell table:formula="of:=AVERAGE([.C15:.L15])" office:value-type="float" office:value="0.0012496" calcext:value-type="float">
            <text:p>0,0012496</text:p>
          </table:table-cell>
          <table:table-cell table:formula="of:=[.M14]/[.M15]" office:value-type="float" office:value="1.90933098591549" calcext:value-type="float">
            <text:p>1,9093310</text:p>
          </table:table-cell>
          <table:table-cell table:formula="of:=[.N15]/[.B15]" office:value-type="float" office:value="0.954665492957746" calcext:value-type="float">
            <text:p>0,9546655</text:p>
          </table:table-cell>
          <table:table-cell table:formula="of:=((1/[.N15])-(1/[.B15]))/(1-(1/[.B15]))" office:value-type="float" office:value="0.0474873213462426" calcext:value-type="float">
            <text:p>0,047487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691" calcext:value-type="float">
            <text:p>0,000691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696" calcext:value-type="float">
            <text:p>0,000696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695" calcext:value-type="float">
            <text:p>0,000695</text:p>
          </table:table-cell>
          <table:table-cell office:value-type="float" office:value="0.000974" calcext:value-type="float">
            <text:p>0,000974</text:p>
          </table:table-cell>
          <table:table-cell table:formula="of:=AVERAGE([.C16:.L16])" office:value-type="float" office:value="0.0007367" calcext:value-type="float">
            <text:p>0,0007367</text:p>
          </table:table-cell>
          <table:table-cell table:formula="of:=[.M14]/[.M16]" office:value-type="float" office:value="3.23863173612054" calcext:value-type="float">
            <text:p>3,2386317</text:p>
          </table:table-cell>
          <table:table-cell table:formula="of:=[.N16]/[.B16]" office:value-type="float" office:value="0.809657934030134" calcext:value-type="float">
            <text:p>0,8096579</text:p>
          </table:table-cell>
          <table:table-cell table:formula="of:=((1/[.N16])-(1/[.B16]))/(1-(1/[.B16]))" office:value-type="float" office:value="0.0783631613507132" calcext:value-type="float">
            <text:p>0,078363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0663" calcext:value-type="float">
            <text:p>0,000663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2432" calcext:value-type="float">
            <text:p>0,024320</text:p>
          </table:table-cell>
          <table:table-cell office:value-type="float" office:value="0.000797" calcext:value-type="float">
            <text:p>0,000797</text:p>
          </table:table-cell>
          <table:table-cell office:value-type="float" office:value="0.000704" calcext:value-type="float">
            <text:p>0,000704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775" calcext:value-type="float">
            <text:p>0,000775</text:p>
          </table:table-cell>
          <table:table-cell table:formula="of:=AVERAGE([.C17:.L17])" office:value-type="float" office:value="0.0031056" calcext:value-type="float">
            <text:p>0,0031056</text:p>
          </table:table-cell>
          <table:table-cell table:formula="of:=[.M14]/[.M17]" office:value-type="float" office:value="0.768257341576507" calcext:value-type="float">
            <text:p>0,7682573</text:p>
          </table:table-cell>
          <table:table-cell table:formula="of:=[.N17]/[.B17]" office:value-type="float" office:value="0.0960321676970634" calcext:value-type="float">
            <text:p>0,0960322</text:p>
          </table:table-cell>
          <table:table-cell table:formula="of:=((1/[.N17])-(1/[.B17]))/(1-(1/[.B17]))" office:value-type="float" office:value="1.34473963104669" calcext:value-type="float">
            <text:p>1,34473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number number:decimal-places="7" number:min-decimal-places="7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1T01:43:44.610797771</dc:date>
    <meta:editing-duration>PT4H51M29S</meta:editing-duration>
    <meta:editing-cycles>4</meta:editing-cycles>
    <meta:generator>LibreOffice/7.4.7.2$Linux_X86_64 LibreOffice_project/40$Build-2</meta:generator>
    <meta:document-statistic meta:table-count="1" meta:cell-count="27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Comparações de Tempo</text:p>
        </chart:title>
        <chart:legend chart:legend-position="end" svg:x="13.949cm" svg:y="3.454cm" style:legend-expansion="high" chart:style-name="ch3"/>
        <chart:plot-area chart:style-name="ch4" table:cell-range-address="dados2.B2:dados2.B5 dados2.A2:dados2.A2 dados2.K2:dados2.K17 dados2.A6:dados2.A6 dados2.A10:dados2.A10 dados2.A14:dados2.A14" chart:data-source-has-labels="both" svg:x="1.331cm" svg:y="1.275cm" svg:width="12.298cm" svg:height="6.564cm">
          <chart:coordinate-region svg:x="2.984cm" svg:y="1.474cm" svg:width="10.645cm" svg:height="5.718cm"/>
          <chart:axis chart:dimension="x" chart:name="primary-x" chart:style-name="ch5" chartooo:axis-type="auto">
            <chartooo:date-scale/>
            <chart:title svg:x="6.378cm" svg:y="8.019cm" chart:style-name="ch6">
              <text:p>N° de Threads</text:p>
            </chart:title>
            <chart:categories table:cell-range-address="dados2.B2:dados2.B5"/>
          </chart:axis>
          <chart:axis chart:dimension="y" chart:name="primary-y" chart:style-name="ch7">
            <chart:title svg:x="0.451cm" svg:y="5.606cm" chart:style-name="ch8">
              <text:p>Tempo Médio</text:p>
            </chart:title>
            <chart:grid chart:style-name="ch9" chart:class="major"/>
          </chart:axis>
          <chart:series chart:style-name="ch10" chart:values-cell-range-address="dados2.K2:dados2.K5" chart:label-cell-address="dados2.A2:dados2.A2" chart:class="chart:bar">
            <chart:data-point chart:repeated="4"/>
          </chart:series>
          <chart:series chart:style-name="ch11" chart:values-cell-range-address="dados2.K6:dados2.K9" chart:label-cell-address="dados2.A6:dados2.A6" chart:class="chart:bar">
            <chart:data-point chart:repeated="4"/>
          </chart:series>
          <chart:series chart:style-name="ch12" chart:values-cell-range-address="dados2.K10:dados2.K13" chart:label-cell-address="dados2.A10:dados2.A10" chart:class="chart:bar">
            <chart:data-point chart:repeated="4"/>
          </chart:series>
          <chart:series chart:style-name="ch13" chart:values-cell-range-address="dados2.K14:dados2.K17" chart:label-cell-address="dados2.A14:dados2.A1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dados2.A2:dados2.A2</svg:desc>
                </draw:g>
              </table:table-cell>
              <table:table-cell office:value-type="string">
                <text:p>10000</text:p>
                <draw:g>
                  <svg:desc>dados2.A6:dados2.A6</svg:desc>
                </draw:g>
              </table:table-cell>
              <table:table-cell office:value-type="string">
                <text:p>100000</text:p>
                <draw:g>
                  <svg:desc>dados2.A10:dados2.A10</svg:desc>
                </draw:g>
              </table:table-cell>
              <table:table-cell office:value-type="string">
                <text:p>1000000</text:p>
                <draw:g>
                  <svg:desc>dados2.A14:dados2.A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dos2.B2:dados2.B5</svg:desc>
                </draw:g>
              </table:table-cell>
              <table:table-cell office:value-type="float" office:value="0.000007">
                <text:p>0.000007</text:p>
                <draw:g>
                  <svg:desc>dados2.K2:dados2.K5</svg:desc>
                </draw:g>
              </table:table-cell>
              <table:table-cell office:value-type="float" office:value="0.000028">
                <text:p>0.000028</text:p>
                <draw:g>
                  <svg:desc>dados2.K6:dados2.K9</svg:desc>
                </draw:g>
              </table:table-cell>
              <table:table-cell office:value-type="float" office:value="0.000243">
                <text:p>0.000243</text:p>
                <draw:g>
                  <svg:desc>dados2.K10:dados2.K13</svg:desc>
                </draw:g>
              </table:table-cell>
              <table:table-cell office:value-type="float" office:value="0.002566">
                <text:p>0.002566</text:p>
                <draw:g>
                  <svg:desc>dados2.K14:dados2.K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45">
                <text:p>0.000145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16">
                <text:p>0.00016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644">
                <text:p>0.000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8">
      <number:number number:decimal-places="7" number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SpeedUp</text:p>
        </chart:title>
        <chart:legend chart:legend-position="end" svg:x="13.949cm" svg:y="3.454cm" style:legend-expansion="high" chart:style-name="ch3"/>
        <chart:plot-area chart:style-name="ch4" table:cell-range-address="dados2.B3:dados2.B5 dados2.A2:dados2.A2 dados2.N3:dados2.N5 dados2.A6:dados2.A6 dados2.N7:dados2.N9 dados2.A10:dados2.A10 dados2.N11:dados2.N13 dados2.A14:dados2.A14 dados2.N15:dados2.N17" chart:data-source-has-labels="both" svg:x="1.331cm" svg:y="1.275cm" svg:width="12.298cm" svg:height="6.564cm">
          <chart:coordinate-region svg:x="2.058cm" svg:y="1.474cm" svg:width="11.571cm" svg:height="5.718cm"/>
          <chart:axis chart:dimension="x" chart:name="primary-x" chart:style-name="ch5" chartooo:axis-type="auto">
            <chartooo:date-scale/>
            <chart:title svg:x="5.346cm" svg:y="8.019cm" chart:style-name="ch6">
              <text:p>N° de Threads ao parelelizar</text:p>
            </chart:title>
            <chart:categories table:cell-range-address="dados2.B3:dados2.B5"/>
          </chart:axis>
          <chart:axis chart:dimension="y" chart:name="primary-y" chart:style-name="ch7">
            <chart:title svg:x="0.451cm" svg:y="7.988cm" chart:style-name="ch8">
              <text:p>Tempo Sequencial (1 thread) / Tempo Paralelo</text:p>
            </chart:title>
            <chart:grid chart:style-name="ch9" chart:class="major"/>
          </chart:axis>
          <chart:series chart:style-name="ch10" chart:values-cell-range-address="dados2.N3:dados2.N5" chart:label-cell-address="dados2.A2:dados2.A2" chart:class="chart:bar">
            <chart:data-point chart:repeated="3"/>
          </chart:series>
          <chart:series chart:style-name="ch11" chart:values-cell-range-address="dados2.N7:dados2.N9" chart:label-cell-address="dados2.A6:dados2.A6" chart:class="chart:bar">
            <chart:data-point chart:repeated="3"/>
          </chart:series>
          <chart:series chart:style-name="ch12" chart:values-cell-range-address="dados2.N11:dados2.N13" chart:label-cell-address="dados2.A10:dados2.A10" chart:class="chart:bar">
            <chart:data-point chart:repeated="3"/>
          </chart:series>
          <chart:series chart:style-name="ch13" chart:values-cell-range-address="dados2.N15:dados2.N17" chart:label-cell-address="dados2.A14:dados2.A1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dados2.A2:dados2.A2</svg:desc>
                </draw:g>
              </table:table-cell>
              <table:table-cell office:value-type="string">
                <text:p>10000</text:p>
                <draw:g>
                  <svg:desc>dados2.A6:dados2.A6</svg:desc>
                </draw:g>
              </table:table-cell>
              <table:table-cell office:value-type="string">
                <text:p>100000</text:p>
                <draw:g>
                  <svg:desc>dados2.A10:dados2.A10</svg:desc>
                </draw:g>
              </table:table-cell>
              <table:table-cell office:value-type="string">
                <text:p>1000000</text:p>
                <draw:g>
                  <svg:desc>dados2.A14:dados2.A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dados2.B3:dados2.B5</svg:desc>
                </draw:g>
              </table:table-cell>
              <table:table-cell office:value-type="float" office:value="0.100890207715134">
                <text:p>0.100890207715134</text:p>
                <draw:g>
                  <svg:desc>dados2.N3:dados2.N5</svg:desc>
                </draw:g>
              </table:table-cell>
              <table:table-cell office:value-type="float" office:value="0.390883977900553">
                <text:p>0.390883977900553</text:p>
                <draw:g>
                  <svg:desc>dados2.N7:dados2.N9</svg:desc>
                </draw:g>
              </table:table-cell>
              <table:table-cell office:value-type="float" office:value="1.43586698337292">
                <text:p>1.43586698337292</text:p>
                <draw:g>
                  <svg:desc>dados2.N11:dados2.N13</svg:desc>
                </draw:g>
              </table:table-cell>
              <table:table-cell office:value-type="float" office:value="1.90933098591549">
                <text:p>1.90933098591549</text:p>
                <draw:g>
                  <svg:desc>dados2.N15:dados2.N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00308959835222">
                <text:p>0.0700308959835222</text:p>
              </table:table-cell>
              <table:table-cell office:value-type="float" office:value="0.303974221267454">
                <text:p>0.303974221267454</text:p>
              </table:table-cell>
              <table:table-cell office:value-type="float" office:value="1.5352380952381">
                <text:p>1.5352380952381</text:p>
              </table:table-cell>
              <table:table-cell office:value-type="float" office:value="3.23863173612054">
                <text:p>3.238631736120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0443131462334">
                <text:p>0.0100443131462334</text:p>
              </table:table-cell>
              <table:table-cell office:value-type="float" office:value="0.192124915139172">
                <text:p>0.192124915139172</text:p>
              </table:table-cell>
              <table:table-cell office:value-type="float" office:value="1.21752265861027">
                <text:p>1.21752265861027</text:p>
              </table:table-cell>
              <table:table-cell office:value-type="float" office:value="0.768257341576507">
                <text:p>0.768257341576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8">
      <number:number number:decimal-places="7" number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279cm" chart:style-name="ch2">
          <text:p>Eficiência</text:p>
        </chart:title>
        <chart:legend chart:legend-position="end" svg:x="13.949cm" svg:y="3.454cm" style:legend-expansion="high" chart:style-name="ch3"/>
        <chart:plot-area chart:style-name="ch4" table:cell-range-address="dados2.B3:dados2.B5 dados2.A2:dados2.A2 dados2.O3:dados2.O5 dados2.A6:dados2.A6 dados2.O7:dados2.O9 dados2.A10:dados2.A10 dados2.O11:dados2.O13 dados2.A14:dados2.A14 dados2.O15:dados2.O17" chart:data-source-has-labels="both" svg:x="1.331cm" svg:y="1.275cm" svg:width="12.298cm" svg:height="6.564cm">
          <chart:coordinate-region svg:x="3.17cm" svg:y="1.475cm" svg:width="10.459cm" svg:height="5.717cm"/>
          <chart:axis chart:dimension="x" chart:name="primary-x" chart:style-name="ch5" chartooo:axis-type="auto">
            <chartooo:date-scale/>
            <chart:title svg:x="6.378cm" svg:y="8.019cm" chart:style-name="ch6">
              <text:p>N° de Threads</text:p>
            </chart:title>
            <chart:categories table:cell-range-address="dados2.B3:dados2.B5"/>
          </chart:axis>
          <chart:axis chart:dimension="y" chart:name="primary-y" chart:style-name="ch7">
            <chart:title svg:x="0.451cm" svg:y="6.466cm" chart:style-name="ch8">
              <text:p>SpeedUp / N° de Threads</text:p>
            </chart:title>
            <chart:grid chart:style-name="ch9" chart:class="major"/>
          </chart:axis>
          <chart:series chart:style-name="ch10" chart:values-cell-range-address="dados2.O3:dados2.O5" chart:label-cell-address="dados2.A2:dados2.A2" chart:class="chart:bar">
            <chart:data-point chart:repeated="3"/>
          </chart:series>
          <chart:series chart:style-name="ch11" chart:values-cell-range-address="dados2.O7:dados2.O9" chart:label-cell-address="dados2.A6:dados2.A6" chart:class="chart:bar">
            <chart:data-point chart:repeated="3"/>
          </chart:series>
          <chart:series chart:style-name="ch12" chart:values-cell-range-address="dados2.O11:dados2.O13" chart:label-cell-address="dados2.A10:dados2.A10" chart:class="chart:bar">
            <chart:data-point chart:repeated="3"/>
          </chart:series>
          <chart:series chart:style-name="ch13" chart:values-cell-range-address="dados2.O15:dados2.O17" chart:label-cell-address="dados2.A14:dados2.A1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dados2.A2:dados2.A2</svg:desc>
                </draw:g>
              </table:table-cell>
              <table:table-cell office:value-type="string">
                <text:p>10000</text:p>
                <draw:g>
                  <svg:desc>dados2.A6:dados2.A6</svg:desc>
                </draw:g>
              </table:table-cell>
              <table:table-cell office:value-type="string">
                <text:p>100000</text:p>
                <draw:g>
                  <svg:desc>dados2.A10:dados2.A10</svg:desc>
                </draw:g>
              </table:table-cell>
              <table:table-cell office:value-type="string">
                <text:p>1000000</text:p>
                <draw:g>
                  <svg:desc>dados2.A14:dados2.A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dados2.B3:dados2.B5</svg:desc>
                </draw:g>
              </table:table-cell>
              <table:table-cell office:value-type="float" office:value="0.0504451038575668">
                <text:p>0.0504451038575668</text:p>
                <draw:g>
                  <svg:desc>dados2.O3:dados2.O5</svg:desc>
                </draw:g>
              </table:table-cell>
              <table:table-cell office:value-type="float" office:value="0.195441988950276">
                <text:p>0.195441988950276</text:p>
                <draw:g>
                  <svg:desc>dados2.O7:dados2.O9</svg:desc>
                </draw:g>
              </table:table-cell>
              <table:table-cell office:value-type="float" office:value="0.717933491686461">
                <text:p>0.717933491686461</text:p>
                <draw:g>
                  <svg:desc>dados2.O11:dados2.O13</svg:desc>
                </draw:g>
              </table:table-cell>
              <table:table-cell office:value-type="float" office:value="0.954665492957746">
                <text:p>0.954665492957746</text:p>
                <draw:g>
                  <svg:desc>dados2.O15:dados2.O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5077239958805">
                <text:p>0.0175077239958805</text:p>
              </table:table-cell>
              <table:table-cell office:value-type="float" office:value="0.0759935553168636">
                <text:p>0.0759935553168636</text:p>
              </table:table-cell>
              <table:table-cell office:value-type="float" office:value="0.383809523809524">
                <text:p>0.383809523809524</text:p>
              </table:table-cell>
              <table:table-cell office:value-type="float" office:value="0.809657934030134">
                <text:p>0.8096579340301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25553914327917">
                <text:p>0.00125553914327917</text:p>
              </table:table-cell>
              <table:table-cell office:value-type="float" office:value="0.0240156143923965">
                <text:p>0.0240156143923965</text:p>
              </table:table-cell>
              <table:table-cell office:value-type="float" office:value="0.152190332326284">
                <text:p>0.152190332326284</text:p>
              </table:table-cell>
              <table:table-cell office:value-type="float" office:value="0.0960321676970634">
                <text:p>0.0960321676970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